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style:font-size-asian="18pt" style:font-name-complex="Times"/>
    </style:style>
    <style:style style:name="P6" style:family="paragraph" style:parent-style-name="Standard">
      <style:text-properties style:font-name="Arial" style:font-name-complex="Times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Times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Arial" style:font-name-complex="Times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fo:font-weight="bold" style:font-weight-asian="bold" style:font-name-complex="Times"/>
    </style:style>
    <style:style style:name="T3" style:family="text">
      <style:text-properties style:font-name="Arial" style:font-name-complex="Times"/>
    </style:style>
    <style:style style:name="T4" style:family="text">
      <style:text-properties style:font-name="Arial" officeooo:rsid="001200f7" style:font-name-complex="Times"/>
    </style:style>
    <style:style style:name="T5" style:family="text">
      <style:text-properties style:font-name="Arial" officeooo:rsid="00122494" style:font-name-complex="Times"/>
    </style:style>
    <style:style style:name="T6" style:family="text">
      <style:text-properties officeooo:rsid="0013e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éunion du Bureau local (38/73) du 6 février 2017</text:p>
      <text:p text:style-name="P2"/>
      <text:p text:style-name="P1"/>
      <text:p text:style-name="Standard"><text:span text:style-name="T2">Présents </text:span><text:span text:style-name="T3">: Geneviève Filiputti, Roselyne Nicolas, Anne Gerber, Paul Desgranges, Paul Gérard, Patrick Marcireau, Philippe Triolle</text:span></text:p>
      <text:p text:style-name="P1"/>
      <text:p text:style-name="P1"/>
      <text:p text:style-name="P4"><text:span text:style-name="T3">1- Patrick restitue son gros travail de relevés de pré-enseignes illégales effectué le long de la route départementale Domène – Goncelin et de la départementale La Buissière – Montbonnot</text:span><text:span text:style-name="T1"> </text:span><text:span text:style-name="T3">(une cinquantaine de panneaux). Patrick a reporté ces repérages sur les fiches de Paysage de France</text:span><text:span text:style-name="T1"> </text:span><text:span text:style-name="T3">(photo – situation géographique – coordonnées GPS). Une bonne douzaine de fiches.</text:span><text:span text:style-name="T1"> </text:span><text:span text:style-name="T3">Elles seront remises à Josiane pour son traitement !</text:span></text:p>
      <text:p text:style-name="P3"/>
      <text:p text:style-name="P7">2- Petite mise au point sur la notion d'infraction, de la notion hors/en agglomération</text:p>
      <text:p text:style-name="P3"/>
      <text:p text:style-name="P4"><text:span text:style-name="T3">3- Du bon usage d’</text:span><text:a xlink:type="simple" xlink:href="https://www.openstreetmap.org/#map=14/45.1895/5.7247" text:style-name="Internet_20_link" text:visited-style-name="Visited_20_Internet_20_Link"><text:span text:style-name="T3">OpenStreetMap.</text:span></text:a><text:span text:style-name="T3"> Paul Desgranges nous présente </text:span><text:a xlink:type="simple" xlink:href="http://openstreetmap.fr/" text:style-name="Internet_20_link" text:visited-style-name="Visited_20_Internet_20_Link"><text:span text:style-name="T3">OS</text:span></text:a><text:a xlink:type="simple" xlink:href="http://openstreetmap.fr/" text:style-name="Internet_20_link" text:visited-style-name="Visited_20_Internet_20_Link"><text:span text:style-name="T4">M</text:span></text:a><text:a xlink:type="simple" xlink:href="http://openstreetmap.fr/" text:style-name="Internet_20_link" text:visited-style-name="Visited_20_Internet_20_Link"><text:span text:style-name="T3"> </text:span></text:a><text:a xlink:type="simple" xlink:href="http://openstreetmap.fr/" text:style-name="Internet_20_link" text:visited-style-name="Visited_20_Internet_20_Link"><text:span text:style-name="T4">système de cartographie participatif </text:span></text:a><text:a xlink:type="simple" xlink:href="http://openstreetmap.fr/" text:style-name="Internet_20_link" text:visited-style-name="Visited_20_Internet_20_Link"><text:span text:style-name="T3">qui perme</text:span></text:a><text:a xlink:type="simple" xlink:href="http://openstreetmap.fr/" text:style-name="Internet_20_link" text:visited-style-name="Visited_20_Internet_20_Link"><text:span text:style-name="T4">t à tout un chacun de participer à la constitution d’une carte mondiale, </text:span></text:a><text:a xlink:type="simple" xlink:href="http://openstreetmap.fr/" text:style-name="Internet_20_link" text:visited-style-name="Visited_20_Internet_20_Link"><text:span text:style-name="T5">à la façon de</text:span></text:a><text:a xlink:type="simple" xlink:href="http://openstreetmap.fr/" text:style-name="Internet_20_link" text:visited-style-name="Visited_20_Internet_20_Link"><text:span text:style-name="T4"> wikipedia</text:span></text:a><text:span text:style-name="T4">. Ce </text:span><text:span text:style-name="T5">système</text:span><text:span text:style-name="T4"> collaboratif permet de stocker dans une base données </text:span><text:span text:style-name="T5">ouverte </text:span><text:span text:style-name="T4">tout ce qui peut être relevé sur le terrain </text:span><text:span text:style-name="T5">(la voirie, le bâti, mais aussi les rivières, les fontaines, les bancs, etc. etc.) </text:span><text:span text:style-name="T4">et notamment pour ce qui nous intéresse, </text:span><text:a xlink:type="simple" xlink:href="https://wiki.openstreetmap.org/wiki/FR:Key:advertising" text:style-name="Internet_20_link" text:visited-style-name="Visited_20_Internet_20_Link"><text:span text:style-name="T4">les dispositifs publicitaires</text:span></text:a><text:span text:style-name="T4">, </text:span><text:span text:style-name="T5">ceci permet ensuite de les voir figurer sur </text:span><text:a xlink:type="simple" xlink:href="http://projets.pavie.info/openadvertmap/#15/45.1804/5.7342" text:style-name="Internet_20_link" text:visited-style-name="Visited_20_Internet_20_Link"><text:span text:style-name="T5">une carte de rendu publicitaire</text:span></text:a><text:span text:style-name="T3">. Outil très performant mais qui nous demandera</text:span><text:span text:style-name="T5">it</text:span><text:span text:style-name="T3"> un </text:span><text:span text:style-name="T5">petit </text:span><text:span text:style-name="T3">apprentissage avant de pouvoir l'utiliser ; une fois maîtrisé on gagnera</text:span><text:span text:style-name="T5">it</text:span><text:span text:style-name="T3"> </text:span><text:span text:style-name="T5">en</text:span><text:span text:style-name="T3"> précision et </text:span><text:span text:style-name="T5">en</text:span><text:span text:style-name="T3"> temps. À poursuivre.</text:span></text:p>
      <text:p text:style-name="P3"/>
      <text:p text:style-name="P7">4- Nos repérages à venir :</text:p>
      <text:p text:style-name="P3"/>
      <text:list xml:id="list3788642338698604562" text:style-name="WWNum1">
        <text:list-item>
          <text:p text:style-name="P8">Philippe Triolle se charge du secteur du Voironnais, Bièvre-Valloire</text:p>
        </text:list-item>
        <text:list-item>
          <text:p text:style-name="P8">Paul Desgranges : tous les panneaux publicitaires sur la ville de Grenoble</text:p>
        </text:list-item>
        <text:list-item>
          <text:p text:style-name="P8">Patrick Marcireau : où bon lui semble</text:p>
        </text:list-item>
        <text:list-item>
          <text:p text:style-name="P8">Roselyne et Anne : tronçon Vizille – Claix</text:p>
        </text:list-item>
        <text:list-item>
          <text:p text:style-name="P8">Geneviève Filiputti : les secteurs de Vif, Lus la Croix Haute, le Trièves et La Mure </text:p>
        </text:list-item>
      </text:list>
      <text:p text:style-name="P3"/>
      <text:p text:style-name="P3"/>
      <text:p text:style-name="P7">5- Il n'y a plus de place disponible pour tenir un stand dans l'ancien Musée de Peinture à l'occasion de la Biennale des villes en transition, mais nous pouvons nous greffer sur le stand de la MNEI avec prospectus et affiches. Contacter Rachel Julien à la MNEI.</text:p>
      <text:p text:style-name="P3"/>
      <text:p text:style-name="P7">6- Stand à tenir à Lumbin dans le cadre d'un éco-événement les 3/4/juin (week-end de la Pentec<text:span text:style-name="T6">ô</text:span>te)</text:p>
      <text:p text:style-name="P3"/>
      <text:p text:style-name="P7">7- Prochaine réunion du Bureau local : lundi 3 avril <text:s/>à la MNEI.</text:p>
      <text:p text:style-name="P7"><text:s/></text:p>
      <text:p text:style-name="P7"><text:s/></text:p>
      <text:p text:style-name="P3"/>
      <text:p text:style-name="P3"/>
      <text:p text:style-name="P6"><text:s text:c="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Cambria1" style:font-family-asian="Cambria" style:font-family-generic-asian="system" style:font-pitch-asian="variable" style:language-asian="fr" style:country-asian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501cm" fo:margin-left="2cm" fo:margin-right="2cm" style:writing-mode="lr-tb" style:layout-grid-color="#c0c0c0" style:layout-grid-lines="249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 France Paysages</meta:initial-creator>
    <meta:editing-cycles>4</meta:editing-cycles>
    <meta:creation-date>2017-03-11T15:02:00</meta:creation-date>
    <dc:date>2017-03-12T09:13:43.193627824</dc:date>
    <meta:editing-duration>PT18M23S</meta:editing-duration>
    <meta:generator>LibreOffice/5.1.6.2$Linux_X86_64 LibreOffice_project/10m0$Build-2</meta:generator>
    <meta:document-statistic meta:table-count="0" meta:image-count="0" meta:object-count="0" meta:page-count="1" meta:paragraph-count="17" meta:word-count="357" meta:character-count="2179" meta:non-whitespace-character-count="18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